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9411" officeooo:paragraph-rsid="000a9411"/>
    </style:style>
    <style:style style:name="P2" style:family="paragraph" style:parent-style-name="Standard">
      <style:text-properties officeooo:rsid="000adca1" officeooo:paragraph-rsid="000adca1"/>
    </style:style>
    <style:style style:name="P3" style:family="paragraph" style:parent-style-name="Standard">
      <style:text-properties officeooo:rsid="000ba389" officeooo:paragraph-rsid="000ba389"/>
    </style:style>
    <style:style style:name="P4" style:family="paragraph" style:parent-style-name="Standard">
      <style:text-properties officeooo:rsid="000c8aaa" officeooo:paragraph-rsid="000c8a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fonction siginterrupt :</text:p>
      <text:p text:style-name="P1">cette agir lors d'un interruption de systeme</text:p>
      <text:p text:style-name="P1"/>
      <text:p text:style-name="P1">khi tin hieu thu 2 den khi dang thuc hien cai 2</text:p>
      <text:p text:style-name="P1">Tuy vao norme : uu tien thuc hien cai 2 roi lam tiep cai 1</text:p>
      <text:p text:style-name="P1"><text:tab/><text:tab/> <text:s text:c="3"/>block cai 2, lam xong cai 1 roi lam tiep cai 2</text:p>
      <text:p text:style-name="P1"/>
      <text:p text:style-name="P1">siginterrupt marche pour tous les signaux</text:p>
      <text:p text:style-name="P1"/>
      <text:p text:style-name="P1"/>
      <text:p text:style-name="P2">if ((argc != 2) || (sscanf(argv[1], "%d", &amp; i) != 1)) { // chuyen gia tri %d (sang gia tri numerique ) vao i, kiem tra xem no co phai so nguyen hay khong</text:p>
      <text:p text:style-name="P2"/>
      <text:p text:style-name="P2">signal(SIGINT, gestionnaire); // installe gestionaire au sigint</text:p>
      <text:p text:style-name="P2"/>
      <text:p text:style-name="P2"/>
      <text:p text:style-name="P3">file 1_c : tim hieu them ve taskset</text:p>
      <text:p text:style-name="P4">xem man sigaction</text:p>
      <text:p text:style-name="P4">xem chuong trinh xem co hieu no lam cai gi ko</text:p>
      <text:p text:style-name="P4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n Minh</meta:initial-creator>
    <meta:creation-date>2018-03-16T11:00:05.948908023</meta:creation-date>
    <dc:date>2018-03-16T12:21:58.983558571</dc:date>
    <dc:creator>Tran Minh</dc:creator>
    <meta:editing-duration>PT6M22S</meta:editing-duration>
    <meta:editing-cycles>1</meta:editing-cycles>
    <meta:document-statistic meta:table-count="0" meta:image-count="0" meta:object-count="0" meta:page-count="1" meta:paragraph-count="11" meta:word-count="119" meta:character-count="581" meta:non-whitespace-character-count="467"/>
    <meta:generator>LibreOffice/4.3.3.2$Linux_X86_64 LibreOffice_project/430m0$Build-2</meta:generator>
  </office:meta>
</office:document-meta>
</file>